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750000069F66C4915DB2C28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pr3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16.647cm" fo:padding-top="0cm" fo:padding-bottom="0.199cm" fo:padding-left="0.398cm" fo:padding-right="0.398cm" fo:wrap-option="wrap"/>
    </style:style>
    <style:style style:name="pr4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5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6" style:family="presentation" style:parent-style-name="Custom_20_Layout-notes">
      <style:graphic-properties draw:fill-color="#ffffff" fo:min-height="13.364cm"/>
    </style:style>
    <style:style style:name="P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top="0cm" fo:margin-bottom="0cm" fo:line-height="100%" fo:text-align="end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doni MT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odoni MT" fo:font-size="16pt" fo:letter-spacing="normal" fo:font-style="normal" style:text-underline-style="none" fo:font-weight="normal" style:font-name-asian="Geneva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Geneva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5" style:family="text">
      <style:text-properties fo:font-variant="normal" fo:text-transform="non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Didot" style:font-size-complex="48pt" style:font-style-complex="normal" style:font-weight-complex="normal"/>
    </style:style>
    <style:style style:name="T6" style:family="text">
      <style:text-properties fo:font-variant="normal" fo:text-transform="none" fo:color="#271d65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Geneva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1d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PROJECT (BODONI MT 48PT)" draw:style-name="dp1" draw:master-page-name="Custom_20_Layout">
        <draw:frame draw:name="Content Placeholder 1" presentation:style-name="pr1" draw:text-style-name="P4" draw:layer="layout" svg:width="9.718cm" svg:height="21.267cm" svg:x="0.313cm" svg:y="3.528cm" presentation:class="outline" presentation:user-transformed="true">
          <draw:text-box>
            <text:p text:style-name="P1"><text:span text:style-name="T1">PROCESSING AND PRESENTING THE DATA</text:span></text:p>
            <text:p text:style-name="P2"><text:span text:style-name="T2"/></text:p>
            <text:p text:style-name="P3"><text:span text:style-name="T3">Visualisation Engine</text:span></text:p>
            <text:p text:style-name="P3"><text:span text:style-name="T4">Created to provide a real-time 3D visualisation of data that is accurate and geographically located.</text:span></text:p>
            <text:p text:style-name="P3"><text:span text:style-name="T4"/></text:p>
            <text:p text:style-name="P3"><text:span text:style-name="T3">Data Sources</text:span></text:p>
            <text:p text:style-name="P3"><text:span text:style-name="T4">Daily solar supply is calculated based on three factors; 1) Daily solar irradiance maps; 2) Geographic info that maps (lon, lat) points to meshblocks; 3) Currently installed solar power capacity for each meshblock.</text:span></text:p>
            <text:p text:style-name="P3"><text:span text:style-name="T4"/></text:p>
            <text:p text:style-name="P3"><text:span text:style-name="T4">Irradiance maps: BOM.gov.au</text:span></text:p>
            <text:p text:style-name="P3"><text:span text:style-name="T4">GIS: ABS.gov.au</text:span></text:p>
            <text:p text:style-name="P3"><text:span text:style-name="T4">Solar Capacity: APVI.org.au</text:span></text:p>
            <text:p text:style-name="P3"><text:span text:style-name="T4"/></text:p>
            <text:p text:style-name="P3"><text:span text:style-name="T3">Data Processing</text:span></text:p>
            <text:p text:style-name="P3"><text:span text:style-name="T4">An offline tool was developed to process the data and keep it up to date every 24 hours. </text:span></text:p>
            <text:p text:style-name="P3"><text:span text:style-name="T4"/></text:p>
            <text:p text:style-name="P3"><text:span text:style-name="T4">Solar irradiance and installed capacity is updated daily. </text:span></text:p>
            <text:p text:style-name="P3"><text:span text:style-name="T4"/></text:p>
            <text:p text:style-name="P3"><text:span text:style-name="T4">The visualisation engine is then able to display this processed data.</text:span></text:p>
            <text:p text:style-name="P3"><text:span text:style-name="T4"/></text:p>
          </draw:text-box>
        </draw:frame>
        <draw:frame draw:name="Title 2" presentation:style-name="pr2" draw:text-style-name="P6" draw:layer="layout" svg:width="39.757cm" svg:height="1.939cm" svg:x="1.248cm" svg:y="-0.071cm" presentation:class="title" presentation:user-transformed="true">
          <draw:text-box>
            <text:p text:style-name="P5"><text:span text:style-name="T5">VISUALISING DAILY SOLAR SUPPLY</text:span></text:p>
          </draw:text-box>
        </draw:frame>
        <draw:frame draw:name="Subtitle 3" presentation:style-name="pr3" draw:text-style-name="P8" draw:layer="layout" svg:width="28.697cm" svg:height="1.225cm" svg:x="12.233cm" svg:y="1.87cm" presentation:class="subtitle" presentation:user-transformed="true">
          <draw:text-box>
            <text:p text:style-name="P7"><text:span text:style-name="T6">Joshua Maloney, supervised by Masshuda Glencross</text:span></text:p>
          </draw:text-box>
        </draw:frame>
        <draw:frame draw:name="Content Placeholder 7" presentation:style-name="pr1" draw:text-style-name="P4" draw:layer="layout" svg:width="9.722cm" svg:height="21.267cm" svg:x="10.526cm" svg:y="3.528cm" presentation:class="outline" presentation:user-transformed="true">
          <draw:text-box>
            <text:p text:style-name="P3"><text:span text:style-name="T1">CREATING THE VISUALISATION ENGINE</text:span></text:p>
            <text:p text:style-name="P3"><text:span text:style-name="T3"/></text:p>
            <text:p text:style-name="P3"><text:span text:style-name="T3">WebGL and WebAssembly</text:span></text:p>
            <text:p text:style-name="P3"><text:span text:style-name="T4">Standardised technologies allow the most portable application.</text:span></text:p>
            <text:p text:style-name="P3"><text:span text:style-name="T4">The same app runs on Windows, Mac, Linux, iPhone and Android.</text:span></text:p>
            <text:p text:style-name="P3"><text:span text:style-name="T4">Any device with a compatible browser, and WASM runs at near-native speed.</text:span></text:p>
            <text:p text:style-name="P3"><text:span text:style-name="T4"/></text:p>
            <text:p text:style-name="P9"><text:span text:style-name="T3">Displaying the Data</text:span></text:p>
            <text:p text:style-name="P3"><text:span text:style-name="T4">The visualisation was designed to be interactive. This means that whoever is viewing the data can choose what to look at and how to look at it.</text:span></text:p>
            <text:p text:style-name="P3"><text:span text:style-name="T4">The visualisation was created to be simple, but also provide a deep exploration of the data. </text:span></text:p>
            <text:p text:style-name="P3"><text:span text:style-name="T4"/></text:p>
            <text:p text:style-name="P3"><text:span text:style-name="T4">The most important information is “region data” or how much power was supplied in an area, eg in Queensland.</text:span></text:p>
            <text:p text:style-name="P3"><text:span text:style-name="T4"/></text:p>
            <text:p text:style-name="P3"><text:span text:style-name="T4">The visualisation starts by showing the daily supply for Australia, and then maps by state and territory. </text:span></text:p>
            <text:p text:style-name="P3"><text:span text:style-name="T4"/></text:p>
            <text:p text:style-name="P3"><text:span text:style-name="T4">The user can zoom in to regions as small as a meshblock. </text:span></text:p>
            <text:p text:style-name="P3"><text:span text:style-name="T4"/></text:p>
            <text:p text:style-name="P3"><text:span text:style-name="T4"/></text:p>
          </draw:text-box>
        </draw:frame>
        <draw:frame draw:name="Content Placeholder 8" presentation:style-name="pr4" draw:text-style-name="P10" draw:layer="layout" svg:width="9.722cm" svg:height="21.267cm" svg:x="20.739cm" svg:y="3.528cm" presentation:class="outline" presentation:placeholder="true" presentation:user-transformed="true">
          <draw:text-box/>
        </draw:frame>
        <draw:frame draw:name="Content Placeholder 9" presentation:style-name="pr5" draw:text-style-name="P10" draw:layer="layout" svg:width="9.722cm" svg:height="21.267cm" svg:x="30.952cm" svg:y="3.5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50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50pt" style:language-asian="en" style:country-asian="US" style:font-style-asian="normal" style:font-weight-asian="normal" style:font-name-complex="Helvetica Neue" style:font-family-complex="'Helvetica Neue'" style:font-size-complex="5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normal" style:font-name-asian="Geneva" style:font-family-asian="Geneva" style:font-size-asian="38pt" style:font-style-asian="normal" style:font-weight-asian="normal" style:font-name-complex="Helvetica Neue" style:font-family-complex="'Helvetica Neue'" style:font-size-complex="3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28pt" style:language-asian="en" style:country-asian="US" style:font-style-asian="normal" style:font-weight-asian="normal" style:font-name-complex="Didot" style:font-family-complex="Didot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997cm" fo:page-height="28.7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271d6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647cm" fo:padding-top="0.199cm" fo:padding-bottom="0.199cm" fo:padding-left="0.398cm" fo:padding-right="0.398cm" fo:wrap-option="wrap"/>
    </style:style>
    <style:style style:name="M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MT2" style:family="text">
      <style:text-properties fo:text-transform="uppercas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Bodoni M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Picture 6" draw:style-name="Mgr3" draw:text-style-name="MP5" draw:layer="backgroundobjects" svg:width="41.001cm" svg:height="28.706cm" svg:x="0cm" svg:y="0.035cm">
        <draw:image xlink:href="Pictures/10000000000009750000069F66C4915DB2C2838B.png" xlink:type="simple" xlink:show="embed" xlink:actuate="onLoad">
          <text:p/>
        </draw:image>
      </draw:frame>
      <draw:line draw:name="Straight Connector 9" draw:style-name="Mgr4" draw:text-style-name="MP5" draw:layer="backgroundobjects" svg:x1="0cm" svg:y1="0.132cm" svg:x2="41.036cm" svg:y2="0.136cm">
        <text:p/>
      </draw:line>
      <draw:line draw:name="Straight Connector 10" draw:style-name="Mgr4" draw:text-style-name="MP5" draw:layer="backgroundobjects" svg:x1="0cm" svg:y1="3.082cm" svg:x2="41.036cm" svg:y2="3.086cm">
        <text:p/>
      </draw:line>
      <draw:frame draw:name="Text Placeholder 2" presentation:style-name="Mpr1" draw:text-style-name="MP7" draw:layer="backgroundobjects" svg:width="9.72cm" svg:height="21.267cm" svg:x="0.313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itle 8" presentation:style-name="Mpr2" draw:text-style-name="MP9" draw:layer="backgroundobjects" svg:width="39.754cm" svg:height="1.938cm" svg:x="1.25cm" svg:y="-0.06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" draw:text-style-name="MP7" draw:layer="backgroundobjects" svg:width="9.72cm" svg:height="21.267cm" svg:x="10.526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20.7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30.95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oject (Bodoni mt 48pt)</dc:title>
    <meta:initial-creator>Lorna Macdonald</meta:initial-creator>
    <meta:editing-cycles>4</meta:editing-cycles>
    <meta:print-date>2011-10-04T02:16:03</meta:print-date>
    <meta:creation-date>2011-10-04T02:18:07</meta:creation-date>
    <dc:date>2020-01-19T09:46:40.059826519</dc:date>
    <meta:editing-duration>PT11M28S</meta:editing-duration>
    <meta:generator>LibreOffice/6.0.7.3$Linux_X86_64 LibreOffice_project/00m0$Build-3</meta:generator>
    <meta:document-statistic meta:object-count="32"/>
    <meta:user-defined meta:name="AppVersion">14.0000</meta:user-defined>
    <meta:user-defined meta:name="Company">School of ITE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